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</office:automatic-styles>
  <office:body>
    <office:text text:use-soft-page-breaks="true">
      <text:p text:style-name="P1">Notes/questions:</text:p>
      <text:list text:style-name="LFO1" text:continue-numbering="true">
        <text:list-item>
          <text:p text:style-name="P2">Should I put in an explanation about the resistance across the diode i.e treating the p-region, n-region, depletion region as components in series into this?</text:p>
        </text:list-item>
        <text:list-item>
          <text:p text:style-name="P3">I could put in one of those tips and write up the derivation for the<text:s/></text:p>
        </text:list-item>
      </text:list>
      <text:p text:style-name="P4"/>
      <text:p text:style-name="P5"/>
      <text:p text:style-name="P6"># PN diode, depletion width.</text:p>
      <text:p text:style-name="P7"/>
      <text:p text:style-name="P8">## 1. Overview</text:p>
      <text:p text:style-name="P9"/>
      <text:p text:style-name="P10">In this section, the relationship between the applied voltage and the depletion width of the PN diode produced under<text:s/>**Examples**<text:s/>will be explored.<text:s/>As explained under `Examples`<text:s/>→<text:s text:c="2"/>`PN diode`, A PN junction diode has three regions: the n-region, the p-region and the depletion region.</text:p>
      <text:p text:style-name="P11"/>
      <text:p text:style-name="P12">The depletion region<text:s/>width<text:s/>is dependent on the applied voltage across the<text:s/>diode.<text:s/>The depletion width<text:s/>equation<text:s/>is derived<text:s/>from<text:s/>using Gauss’s law for<text:s/>electric flux.<text:s/>##insert derivation link, will be written straight on markdown##<text:s/>The derivation assumes that the free electrons from the n-type region have diffused into the holes of the p-type region producing a potential difference. This potential difference is known as the **Built-in potential**. Calculations are based off the interactions between the positive and negative ions produced<text:s/>by<text:s/>the diffusion<text:s/>process.</text:p>
      <text:p text:style-name="P13"/>
      <text:p text:style-name="P14">An analytical model was produced to display the relationship between the applied voltage across the diode and the depletion width.<text:s/>The goal here being to understand the physics behind a PN junction diode.</text:p>
      <text:p text:style-name="P15">Anything else…?</text:p>
      <text:p text:style-name="P16"/>
      <text:p text:style-name="P17">## 2. Parameters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aac Adams</meta:initial-creator>
    <dc:creator>Isaac Adams</dc:creator>
    <meta:creation-date>2025-09-15T09:23:00Z</meta:creation-date>
    <dc:date>2025-09-15T15:15:00Z</dc:date>
    <meta:template xlink:href="Normal" xlink:type="simple"/>
    <meta:editing-cycles>3</meta:editing-cycles>
    <meta:editing-duration>PT20760S</meta:editing-duration>
    <meta:document-statistic meta:page-count="2" meta:paragraph-count="2" meta:word-count="208" meta:character-count="1394" meta:row-count="9" meta:non-whitespace-character-count="1188"/>
  </office:meta>
</office:document-meta>
</file>